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3.66cm"/>
    </style:style>
    <style:style style:name="co4" style:family="table-column">
      <style:table-column-properties fo:break-before="auto" style:column-width="6.929cm"/>
    </style:style>
    <style:style style:name="co5" style:family="table-column">
      <style:table-column-properties fo:break-before="auto" style:column-width="4.83cm"/>
    </style:style>
    <style:style style:name="co6" style:family="table-column">
      <style:table-column-properties fo:break-before="auto" style:column-width="8.784cm"/>
    </style:style>
    <style:style style:name="co7" style:family="table-column">
      <style:table-column-properties fo:break-before="auto" style:column-width="3.03cm"/>
    </style:style>
    <style:style style:name="co8" style:family="table-column">
      <style:table-column-properties fo:break-before="auto" style:column-width="22.317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13cm"/>
    </style:style>
    <style:style style:name="co11" style:family="table-column">
      <style:table-column-properties fo:break-before="auto" style:column-width="11.58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ztaro_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https://wikibase.inguma.eus/entity/Q34588</text:p>
          </table:table-cell>
          <table:table-cell office:value-type="string" calcext:value-type="string">
            <text:p>https://www.inguma.eus/produkzioa/ikusi/lexiko-berrikuntza-euskal-hiztegigintza-zaharrean-zenbait-ikergai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4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60</text:p>
          </table:table-cell>
          <table:table-cell office:value-type="string" calcext:value-type="string">
            <text:p>https://www.inguma.eus/produkzioa/ikusi/froga-psikologikoen-euskaratz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6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005</text:p>
          </table:table-cell>
          <table:table-cell office:value-type="string" calcext:value-type="string">
            <text:p>https://www.inguma.eus/produkzioa/ikusi/aurrekontu-publikoek-sexurik-ote-dute-gereno-aurrekontuen-osagai-eta-erronka-nagusi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0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999</text:p>
          </table:table-cell>
          <table:table-cell office:value-type="string" calcext:value-type="string">
            <text:p>https://www.inguma.eus/produkzioa/ikusi/euskal-herriko-konfederaziorant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20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49</text:p>
          </table:table-cell>
          <table:table-cell office:value-type="string" calcext:value-type="string">
            <text:p>https://www.inguma.eus/produkzioa/ikusi/anorex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6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188</text:p>
          </table:table-cell>
          <table:table-cell office:value-type="string" calcext:value-type="string">
            <text:p>https://www.inguma.eus/produkzioa/ikusi/euskararen-garapena-lehen-hizkuntza-legez-eta-morfologiaren-agerrera-mailakatuaren-inguru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06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103</text:p>
          </table:table-cell>
          <table:table-cell office:value-type="string" calcext:value-type="string">
            <text:p>https://www.inguma.eus/produkzioa/ikusi/multifuntzionaltasuna-eta-baso-eredu-produktibistaren-krisia-funtzio-ekologikoak-bizkaiko-baso-politik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7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84</text:p>
          </table:table-cell>
          <table:table-cell office:value-type="string" calcext:value-type="string">
            <text:p>https://www.inguma.eus/produkzioa/ikusi/ikuspuntu-berriak-umeen-zenbatze-ekintzari-buruz-piaget-engandik-harag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55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488</text:p>
          </table:table-cell>
          <table:table-cell office:value-type="string" calcext:value-type="string">
            <text:p>https://www.inguma.eus/produkzioa/ikusi/arrantza-merkatuan-gasteizko-merkatariek-izandako-partaidetza-eta-inbertsio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0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483</text:p>
          </table:table-cell>
          <table:table-cell office:value-type="string" calcext:value-type="string">
            <text:p>https://www.inguma.eus/produkzioa/ikusi/komunitatea-eta-genero-harremanak-jj-rousseau-ren-pentsamendu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1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43</text:p>
          </table:table-cell>
          <table:table-cell office:value-type="string" calcext:value-type="string">
            <text:p>https://www.inguma.eus/produkzioa/ikusi/euskal-komunikabideak-internet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00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101</text:p>
          </table:table-cell>
          <table:table-cell office:value-type="string" calcext:value-type="string">
            <text:p>https://www.inguma.eus/produkzioa/ikusi/sozialdemokraziaren-eraberritzearen-bidee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293/440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610</text:p>
          </table:table-cell>
          <table:table-cell office:value-type="string" calcext:value-type="string">
            <text:p>https://www.inguma.eus/produkzioa/ikusi/jorge-oteizaren-quousque-tandem-irakurketa-berri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3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77</text:p>
          </table:table-cell>
          <table:table-cell office:value-type="string" calcext:value-type="string">
            <text:p>https://www.inguma.eus/produkzioa/ikusi/heriotza-eta-heriotzaren-inguruko-ohitura-batzu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5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997</text:p>
          </table:table-cell>
          <table:table-cell office:value-type="string" calcext:value-type="string">
            <text:p>https://www.inguma.eus/produkzioa/ikusi/ekofeminismoa-garatzeke-dagoen-teoria-ingurune-feminismoaren-gatazken-hastapen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2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78</text:p>
          </table:table-cell>
          <table:table-cell office:value-type="string" calcext:value-type="string">
            <text:p>https://www.inguma.eus/produkzioa/ikusi/nortasunari-buruzko-adjektiboak-izanak-izena-d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45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25</text:p>
          </table:table-cell>
          <table:table-cell office:value-type="string" calcext:value-type="string">
            <text:p>https://www.inguma.eus/produkzioa/ikusi/t-kuhn-eta-modernitatearen-mitoa-postmodernitatearen-nihilismoa-uxatzen-duen-zientzia-gintza-errealaren-azterk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61</text:p>
          </table:table-cell>
          <table:table-cell office:value-type="string" calcext:value-type="string">
            <text:p>https://www.inguma.eus/produkzioa/ikusi/ahozko-testuak-transkribatzeko-irizpide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0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6946</text:p>
          </table:table-cell>
          <table:table-cell office:value-type="string" calcext:value-type="string">
            <text:p>https://www.inguma.eus/produkzioa/ikusi/enplegagarritasunerako-zehar-konpetentziak-ocean-i-proiektu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5043/515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68</text:p>
          </table:table-cell>
          <table:table-cell office:value-type="string" calcext:value-type="string">
            <text:p>https://www.inguma.eus/produkzioa/ikusi/iritzi-publikoa-iritzi-publikatua-eta-publikoaren-iritzia-hedabideen-erag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6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16605</text:p>
          </table:table-cell>
          <table:table-cell office:value-type="string" calcext:value-type="string">
            <text:p>https://www.inguma.eus/produkzioa/ikusi/neuromarketinari-hurbilketa-erabilgarritasuna-eta-eztabaida-etik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639/474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003</text:p>
          </table:table-cell>
          <table:table-cell office:value-type="string" calcext:value-type="string">
            <text:p>https://www.inguma.eus/produkzioa/ikusi/intonazioaren-ezaugarriak-emozioen-pertzepzioan-lau-hizkuntzat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1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74</text:p>
          </table:table-cell>
          <table:table-cell office:value-type="string" calcext:value-type="string">
            <text:p>https://www.inguma.eus/produkzioa/ikusi/kontrabandisten-aurkako-neurriak-xviii-mendeko-euskal-herrian-lek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5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328</text:p>
          </table:table-cell>
          <table:table-cell office:value-type="string" calcext:value-type="string">
            <text:p>https://www.inguma.eus/produkzioa/ikusi/hizkuntzaren-erabilera-genero-estereotipoak-iraunarazteko-tresna-gisa-hizkuntzaren-abstrakzioaren-ondorio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0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72</text:p>
          </table:table-cell>
          <table:table-cell office:value-type="string" calcext:value-type="string">
            <text:p>https://www.inguma.eus/produkzioa/ikusi/eliza-eta-emakumearen-hezkuntza-xx-mendearen-atari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5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330</text:p>
          </table:table-cell>
          <table:table-cell office:value-type="string" calcext:value-type="string">
            <text:p>https://www.inguma.eus/produkzioa/ikusi/gizarte-langintzaren-lanbideari-buruzko-ikerketen-errebisi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29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47</text:p>
          </table:table-cell>
          <table:table-cell office:value-type="string" calcext:value-type="string">
            <text:p>https://www.inguma.eus/produkzioa/ikusi/euskal-nazionalismo-motak-nazioaren-ikuskeraren-arabe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9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87</text:p>
          </table:table-cell>
          <table:table-cell office:value-type="string" calcext:value-type="string">
            <text:p>https://www.inguma.eus/produkzioa/ikusi/telebista-albistegiak-diversitas-inter-par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40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8</text:p>
          </table:table-cell>
          <table:table-cell office:value-type="string" calcext:value-type="string">
            <text:p>https://www.inguma.eus/produkzioa/ikusi/itsasoa-antropologia-soziokulturalaren-ikuspegiti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6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85</text:p>
          </table:table-cell>
          <table:table-cell office:value-type="string" calcext:value-type="string">
            <text:p>https://www.inguma.eus/produkzioa/ikusi/schengen-eko-europa-berr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3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81</text:p>
          </table:table-cell>
          <table:table-cell office:value-type="string" calcext:value-type="string">
            <text:p>https://www.inguma.eus/produkzioa/ikusi/santamariaren-pentsamendu-atarik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4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65</text:p>
          </table:table-cell>
          <table:table-cell office:value-type="string" calcext:value-type="string">
            <text:p>https://www.inguma.eus/produkzioa/ikusi/egungo-euskal-antropologiaren-polemika-zahar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16606</text:p>
          </table:table-cell>
          <table:table-cell office:value-type="string" calcext:value-type="string">
            <text:p>https://www.inguma.eus/produkzioa/ikusi/gailu-artistikoak-makina-sozialak-teknologia-bigunak-eta-arte-praktika-garaikide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638/474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6</text:p>
          </table:table-cell>
          <table:table-cell office:value-type="string" calcext:value-type="string">
            <text:p>https://www.inguma.eus/produkzioa/ikusi/ulertaraztaile-kolektiboa-interpretazio-eredu-mass-mediatik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3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86</text:p>
          </table:table-cell>
          <table:table-cell office:value-type="string" calcext:value-type="string">
            <text:p>https://www.inguma.eus/produkzioa/ikusi/gogoetak-irrati-programazioaren-kontzeptuaren-inguruan-programaziotik-mezu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4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18</text:p>
          </table:table-cell>
          <table:table-cell office:value-type="string" calcext:value-type="string">
            <text:p>https://www.inguma.eus/produkzioa/ikusi/kulturgileak-mugimendu-sozialen-tradizioan-euskal-intelektualak-euskalgintz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5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102</text:p>
          </table:table-cell>
          <table:table-cell office:value-type="string" calcext:value-type="string">
            <text:p>https://www.inguma.eus/produkzioa/ikusi/batuaz-idatzita-ez-dauden-testu-matematikoen-azterk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73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099</text:p>
          </table:table-cell>
          <table:table-cell office:value-type="string" calcext:value-type="string">
            <text:p>https://www.inguma.eus/produkzioa/ikusi/ongizatearen-erreforma-estatu-batuetan-eta-erresuma-batuan-workfare-ereduaren-azterketa-kritik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75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329</text:p>
          </table:table-cell>
          <table:table-cell office:value-type="string" calcext:value-type="string">
            <text:p>https://www.inguma.eus/produkzioa/ikusi/euskarazko-tokiko-hedabideen-kalitat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29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21</text:p>
          </table:table-cell>
          <table:table-cell office:value-type="string" calcext:value-type="string">
            <text:p>https://www.inguma.eus/produkzioa/ikusi/lidergoa-aktibo-ukiezinak-eta-ezagutzaren-kudeaketa-antolakuntzet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6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4</text:p>
          </table:table-cell>
          <table:table-cell office:value-type="string" calcext:value-type="string">
            <text:p>https://www.inguma.eus/produkzioa/ikusi/haur-besoetakoa-ren-imaginarioa-lehen-hurbilpen-b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186</text:p>
          </table:table-cell>
          <table:table-cell office:value-type="string" calcext:value-type="string">
            <text:p>https://www.inguma.eus/produkzioa/ikusi/haurrei-emandako-tratu-txarren-ondorioak-eta-parekoekiko-harreman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0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604</text:p>
          </table:table-cell>
          <table:table-cell office:value-type="string" calcext:value-type="string">
            <text:p>https://www.inguma.eus/produkzioa/ikusi/uruguaiko-etorkinak-eta-aplikagarri-zaien-errealitate-arauemailea-zenbait-ohar-kritik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43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5</text:p>
          </table:table-cell>
          <table:table-cell office:value-type="string" calcext:value-type="string">
            <text:p>https://www.inguma.eus/produkzioa/ikusi/zumaiako-azentuaz-eta-intonazioa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83</text:p>
          </table:table-cell>
          <table:table-cell office:value-type="string" calcext:value-type="string">
            <text:p>https://www.inguma.eus/produkzioa/ikusi/logika-sozialak-eta-norberaren-ekimena-pertsona-izenak-hautatzea-euskal-herri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52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0</text:p>
          </table:table-cell>
          <table:table-cell office:value-type="string" calcext:value-type="string">
            <text:p>https://www.inguma.eus/produkzioa/ikusi/topikoa-bihurtu-dela-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82</text:p>
          </table:table-cell>
          <table:table-cell office:value-type="string" calcext:value-type="string">
            <text:p>https://www.inguma.eus/produkzioa/ikusi/inflazioaren-teoria-integral-baterant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43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5002</text:p>
          </table:table-cell>
          <table:table-cell office:value-type="string" calcext:value-type="string">
            <text:p>https://www.inguma.eus/produkzioa/ikusi/zapatismoaren-ekarpen-ideologik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13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18</text:p>
          </table:table-cell>
          <table:table-cell office:value-type="string" calcext:value-type="string">
            <text:p>https://www.inguma.eus/produkzioa/ikusi/komunikabideak-eta-taldearteko-mintzaira-soslaia-picassoren-guernica-bilb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489</text:p>
          </table:table-cell>
          <table:table-cell office:value-type="string" calcext:value-type="string">
            <text:p>https://www.inguma.eus/produkzioa/ikusi/globalizazioaren-inguruko-zenbait-gogo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0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70</text:p>
          </table:table-cell>
          <table:table-cell office:value-type="string" calcext:value-type="string">
            <text:p>https://www.inguma.eus/produkzioa/ikusi/egitura-prozesu-eta-nortasun-soziala-ekoizpen-kulturaletan-zuberoako-folk-antzerkiaren-adibide-baten-harir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5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2</text:p>
          </table:table-cell>
          <table:table-cell office:value-type="string" calcext:value-type="string">
            <text:p>https://www.inguma.eus/produkzioa/ikusi/ekonomia-versus-ekologia-historialaritzarentzako-zenbait-irakaspe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176</text:p>
          </table:table-cell>
          <table:table-cell office:value-type="string" calcext:value-type="string">
            <text:p>https://www.inguma.eus/produkzioa/ikusi/kalitate-kudeaketaren-paradigma-enpresen-kudeaketarako-beste-moda-ba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6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607</text:p>
          </table:table-cell>
          <table:table-cell office:value-type="string" calcext:value-type="string">
            <text:p>https://www.inguma.eus/produkzioa/ikusi/ikerketa-bideak-konbergentzia-mediatikora-hurreratzek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45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7</text:p>
          </table:table-cell>
          <table:table-cell office:value-type="string" calcext:value-type="string">
            <text:p>https://www.inguma.eus/produkzioa/ikusi/hezkuntza-gasteizen-xix-mende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77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048</text:p>
          </table:table-cell>
          <table:table-cell office:value-type="string" calcext:value-type="string">
            <text:p>https://www.inguma.eus/produkzioa/ikusi/mugimenduzko-ekintzak-ingelesez-eta-euskaraz-sarrionandiaren-itzulpen-baten-azterketatik-abiatu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81/4490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45</text:p>
          </table:table-cell>
          <table:table-cell office:value-type="string" calcext:value-type="string">
            <text:p>https://www.inguma.eus/produkzioa/ikusi/ikasle-militanteen-esperientzi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96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100</text:p>
          </table:table-cell>
          <table:table-cell office:value-type="string" calcext:value-type="string">
            <text:p>https://www.inguma.eus/produkzioa/ikusi/erretiro-prestakuntza-programak-historia-laburra-helburuak-eta-eduki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74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51</text:p>
          </table:table-cell>
          <table:table-cell office:value-type="string" calcext:value-type="string">
            <text:p>https://www.inguma.eus/produkzioa/ikusi/hizkuntzalaritza-konparatua-eta-aitzineuskararen-err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8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485</text:p>
          </table:table-cell>
          <table:table-cell office:value-type="string" calcext:value-type="string">
            <text:p>https://www.inguma.eus/produkzioa/ikusi/etxeko-azentua-eta-eskolako-azentua-azentuera-biren-azterket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05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387</text:p>
          </table:table-cell>
          <table:table-cell office:value-type="string" calcext:value-type="string">
            <text:p>https://www.inguma.eus/produkzioa/ikusi/euskal-gizaki-autoalternatiboa-sozioekonomian-iii-atal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48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34541</text:p>
          </table:table-cell>
          <table:table-cell office:value-type="string" calcext:value-type="string">
            <text:p>https://www.inguma.eus/produkzioa/ikusi/atxaga-post-obabarra-edo-literatura-autonomoaren-heteronomizazio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999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4606</text:p>
          </table:table-cell>
          <table:table-cell office:value-type="string" calcext:value-type="string">
            <text:p>https://www.inguma.eus/produkzioa/ikusi/euskara-erabiltzearen-erraztasunaren-zailtasunaren-eragin-emozionala-eta-horren-ondorioa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341</text:p>
          </table:table-cell>
          <table:table-cell office:value-type="string" calcext:value-type="string">
            <text:p>ERROR: no OJS page fo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ikibase.inguma.eus/entity/Q26498</text:p>
          </table:table-cell>
          <table:table-cell office:value-type="string" calcext:value-type="string">
            <text:p>https://www.inguma.eus/produkzioa/ikusi/lana-eta-osasun-mentala-generoaren-ikuspegitik-azterturiko-etxeko-lanen-eta-langintzaren-estres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157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Basho-ren basora bazoaz... (renkuaz eta haikuaz)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Lana eta osasun mentala: generoaren ikuspegitik azterturiko etxeko lanen eta langintzaren estre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34645</text:p>
          </table:table-cell>
          <table:table-cell office:value-type="string" calcext:value-type="string">
            <text:p>https://www.inguma.eus/produkzioa/ikusi/hannah-arendt-en-geburlichkeit-jaiokortasu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3792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Hannah Arendt-em Gebürtlichkeit &amp;amp</text:p>
          </table:table-cell>
          <table:table-cell office:value-type="string" calcext:value-type="string">
            <text:p>#039</text:p>
          </table:table-cell>
          <table:table-cell office:value-type="string" calcext:value-type="string">
            <text:p>jaiokortasuna&amp;amp</text:p>
          </table:table-cell>
          <table:table-cell office:value-type="string" calcext:value-type="string">
            <text:p>#039</text:p>
          </table:table-cell>
          <table:table-cell office:value-type="string" calcext:value-type="string">
            <text:p>: historiaren norabideari buruzko galderari aurre egiteko kategoria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Hannah Arendt-en Gebrlichkeit `jaiokortasuna</text:p>
          </table:table-cell>
        </table:table-row>
        <table:table-row table:style-name="ro1">
          <table:table-cell office:value-type="string" calcext:value-type="string">
            <text:p>https://wikibase.inguma.eus/entity/Q34459</text:p>
          </table:table-cell>
          <table:table-cell office:value-type="string" calcext:value-type="string">
            <text:p>https://www.inguma.eus/produkzioa/ikusi/navarrismo-euskaltzale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32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&amp;quot</text:p>
          </table:table-cell>
          <table:table-cell office:value-type="string" calcext:value-type="string">
            <text:p>Navarrismo&amp;quot</text:p>
          </table:table-cell>
          <table:table-cell office:value-type="string" calcext:value-type="string">
            <text:p><text:s/>euskaltzalea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"Navarrismo" euskaltza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ikibase.inguma.eus/entity/Q26497</text:p>
          </table:table-cell>
          <table:table-cell office:value-type="string" calcext:value-type="string">
            <text:p>https://www.inguma.eus/produkzioa/ikusi/basho-ren-basora-bazoaz-renkuaz-eta-haikua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156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Lana eta osasun mentala: generoaren ikuspegitik azterturiko etxeko lanen eta langintzaren estresa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Basho-ren basora bazoaz... (renkuaz eta haikuaz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ikibase.inguma.eus/entity/Q25535</text:p>
          </table:table-cell>
          <table:table-cell office:value-type="string" calcext:value-type="string">
            <text:p>https://www.inguma.eus/produkzioa/ikusi/irurac-bat-konferentzien-hezkuntza-eta-kultura-proiektuak-1839-186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191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&amp;amp</text:p>
          </table:table-cell>
          <table:table-cell office:value-type="string" calcext:value-type="string">
            <text:p>#039</text:p>
          </table:table-cell>
          <table:table-cell office:value-type="string" calcext:value-type="string">
            <text:p>Irurac Bat&amp;amp</text:p>
          </table:table-cell>
          <table:table-cell office:value-type="string" calcext:value-type="string">
            <text:p>#039</text:p>
          </table:table-cell>
          <table:table-cell office:value-type="string" calcext:value-type="string">
            <text:p><text:s/>Konferentzien hezkuntza- eta kultura-proiektuak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`Irurac Bat Konferentzien hezkuntza- eta kultura-proiektuak (1839-1868)</text:p>
          </table:table-cell>
        </table:table-row>
        <table:table-row table:style-name="ro1">
          <table:table-cell office:value-type="string" calcext:value-type="string">
            <text:p>https://wikibase.inguma.eus/entity/Q34456</text:p>
          </table:table-cell>
          <table:table-cell office:value-type="string" calcext:value-type="string">
            <text:p>https://www.inguma.eus/produkzioa/ikusi/galdegai-bat-baino-gehiago-erakutsi-ohi-duten-esaldiez-hitzen-ordena-esaldi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ttps://aldizkariak.ueu.eus/index.php/uztaro/article/view/4040</text:p>
          </table:table-cell>
          <table:table-cell office:value-type="string" calcext:value-type="string">
            <text:p>ojs_title</text:p>
          </table:table-cell>
          <table:table-cell office:value-type="string" calcext:value-type="string">
            <text:p>&amp;quot</text:p>
          </table:table-cell>
          <table:table-cell office:value-type="string" calcext:value-type="string">
            <text:p>Galdegai&amp;quot</text:p>
          </table:table-cell>
          <table:table-cell office:value-type="string" calcext:value-type="string">
            <text:p><text:s/>bat baino gehiago erakutsi ohi duten esaldiez</text:p>
          </table:table-cell>
          <table:table-cell office:value-type="string" calcext:value-type="string">
            <text:p>wikibase_title</text:p>
          </table:table-cell>
          <table:table-cell office:value-type="string" calcext:value-type="string">
            <text:p>"Galdegai" bat baino gehiago erakutsi ohi duten esaldiez. Hitzen ordena esaldian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uztaro_metadata.A1:uztaro_metadata.XFD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ezi-punta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ezi-puntak_20_1" draw:display-name="Gezi-punta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rrialde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>00:00:00</text:time></text:p>
        </style:region-right>
      </style:header>
      <style:header-left style:display="false"/>
      <style:header-first style:display="false"/>
      <style:footer>
        <text:p>Orrialde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3T12:55:53.888625193</dc:date>
    <dc:creator>David Lindemann</dc:creator>
    <meta:editing-duration>PT8M14S</meta:editing-duration>
    <meta:editing-cycles>1</meta:editing-cycles>
    <meta:document-statistic meta:table-count="1" meta:cell-count="375" meta:object-count="0"/>
    <meta:generator>LibreOffice/24.2.6.2$Linux_X86_64 LibreOffice_project/420$Build-2</meta:generator>
  </office:meta>
</office:document-meta>
</file>